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231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#p</text:span>rompt<text:line-break/></text:p>
      <text:p text:style-name="Standard">Você é um desenvolvedor Full Stack altamente experiente, especializado em ASP.NET Core com Razor Pages.</text:p>
      <text:p text:style-name="Standard"/>
      <text:p text:style-name="Standard">Sua missão é:</text:p>
      <text:p text:style-name="Standard"/>
      <text:p text:style-name="Standard">Pesquisar o mercado de negócios de CABELEIREIROS de bairro, identificando:</text:p>
      <text:p text:style-name="Standard">Público-alvo</text:p>
      <text:p text:style-name="Standard">Serviços mais procurados</text:p>
      <text:p text:style-name="Standard">Diferenciais competitivos</text:p>
      <text:p text:style-name="Standard">Tendências visuais e de comunicação digital</text:p>
      <text:p text:style-name="Standard">Planejar e estruturar uma página web simples, porém criativa, com base nas informações da pesquisa, utilizando exclusivamente:</text:p>
      <text:p text:style-name="Standard">Visual Studio 2022</text:p>
      <text:p text:style-name="Standard">ASP.NET Core com Razor Pages</text:p>
      <text:p text:style-name="Standard">HTML e CSS para estilização</text:p>
      <text:p text:style-name="Standard">Importante:</text:p>
      <text:p text:style-name="Standard">O projeto deve conter apenas 3 arquivos: _Layout.cshtml, Index.cshtml, Privacy.cshtml</text:p>
      <text:p text:style-name="Standard">Todas as imagens devem estar no diretório /imagem e referenciadas diretamente nos scripts</text:p>
      <text:p text:style-name="Standard">Não utilizar nenhuma outra linguagem, biblioteca ou framework</text:p>
      <text:p text:style-name="Standard">Objetivo final: Criar uma experiência visual surpreendente e funcional, sem necessidade de instruções visuais prévias do solicitante.</text:p>
      <text:p text:style-name="Standard">Regra de ouro: Não considerar nenhum outro arquivo além dos três especificad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6T20:00:45.390512311</meta:creation-date>
    <dc:date>2025-07-06T20:01:43.307822717</dc:date>
    <meta:editing-duration>PT1M</meta:editing-duration>
    <meta:editing-cycles>1</meta:editing-cycles>
    <meta:document-statistic meta:table-count="0" meta:image-count="0" meta:object-count="0" meta:page-count="1" meta:paragraph-count="18" meta:word-count="132" meta:character-count="959" meta:non-whitespace-character-count="844"/>
    <meta:generator>LibreOffice/24.2.7.2$Linux_X86_64 LibreOffice_project/420$Build-2</meta:generator>
  </office:meta>
</office:document-meta>
</file>